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 fo:min-height="15.752cm" fo:min-width="1.286cm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 fo:min-height="0.442cm" fo:min-width="3.455cm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 fo:min-height="1.08cm" fo:min-width="4.58cm"/>
    </style:style>
    <style:style style:name="gr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solid" draw:fill-color="#9966cc" draw:textarea-horizontal-align="justify" draw:textarea-vertical-align="middle" draw:auto-grow-height="false" fo:min-height="15.66cm" fo:min-width="2.802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 draw:end-line-spacing-vertical="1.575cm"/>
    </style:style>
    <style:style style:name="gr12" style:family="graphic" style:parent-style-name="standard">
      <style:graphic-properties draw:fill="solid" draw:fill-color="#cc9999" draw:textarea-horizontal-align="justify" draw:textarea-vertical-align="middle" draw:auto-grow-height="false"/>
    </style:style>
    <style:style style:name="gr13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14" style:family="graphic" style:parent-style-name="standard">
      <style:graphic-properties draw:fill="solid" draw:fill-color="#e6e6ff" draw:textarea-horizontal-align="justify" draw:textarea-vertical-align="middle" draw:auto-grow-height="false" fo:min-height="0.639cm" fo:min-width="3.455cm"/>
    </style:style>
    <style:style style:name="gr15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012cm" fo:min-width="25.4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4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651cm" svg:x="2.27cm" svg:y="10.803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2" draw:text-style-name="P1" draw:layer="layout" svg:width="1.786cm" svg:height="16.002cm" svg:x="1.119cm" svg:y="3.413cm">
          <text:p text:style-name="P2"><text:span text:style-name="T1">Linux</text:span></text:p>
          <text:p text:style-name="P2"><text:span text:style-name="T1">Apache</text:span><text:span text:style-name="T1"><text:line-break/></text:span><text:span text:style-name="T1">PHP</text:span><text:span text:style-name="T1"><text:line-break/></text:span><text:span text:style-name="T1">Git</text:span></text:p>
          <text:p text:style-name="P2"><text:span text:style-name="T1">etc.</text:span><text:span text:style-name="T1"><text:line-break/></text:span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3" draw:id="id13" draw:layer="layout" svg:width="3.955cm" svg:height="0.692cm" svg:x="3.921cm" svg:y="2.778cm">
          <draw:glue-point draw:id="4" svg:x="-4.183cm" svg:y="5.005cm"/>
          <draw:glue-point draw:id="5" svg:x="-2cm" svg:y="5.005cm"/>
          <draw:glue-point draw:id="6" svg:x="-0.946cm" svg:y="5.005cm"/>
          <draw:glue-point draw:id="7" svg:x="1.688cm" svg:y="5.005cm"/>
          <draw:glue-point draw:id="8" svg:x="-0.344cm" svg:y="5.005cm"/>
          <draw:glue-point draw:id="9" svg:x="0.483cm" svg:y="5.005cm"/>
          <text:p text:style-name="P2"><text:span text:style-name="T1">REST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" draw:id="id1" draw:layer="layout" svg:width="5.08cm" svg:height="1.33cm" svg:x="3.286cm" svg:y="4.496cm">
          <text:p text:style-name="P2"><text:span text:style-name="T1">Data validation API</text:span><text:span text:style-name="T1"><text:line-break/></text:span><text:span text:style-name="T1">unta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8" draw:id="id8" draw:layer="layout" svg:width="5.301cm" svg:height="1.959cm" svg:x="13.402cm" svg:y="11.163cm">
          <text:p text:style-name="P2"><text:span text:style-name="T1"><text:s/></text:span><text:span text:style-name="T1">IR API</text:span><text:span text:style-name="T1"><text:line-break/></text:span><text:span text:style-name="T1">Identity </text:span><text:span text:style-name="T1"><text:line-break/></text:span><text:span text:style-name="T1">reconcili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2" draw:id="id2" draw:layer="layout" svg:width="6.25cm" svg:height="0.822cm" svg:x="3.54cm" svg:y="6.987cm">
          <draw:glue-point draw:id="4" svg:x="3.534cm" svg:y="-5.012cm"/>
          <text:p text:style-name="P2"><text:span text:style-name="T1">Work flow engine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5.826cm" svg:y1="5.826cm" svg:x2="6.665cm" svg:y2="6.987cm" draw:start-shape="id1" draw:start-glue-point="2" draw:end-shape="id2" svg:d="M5826 5826l839 1161" svg:viewBox="0 0 840 1162">
          <text:p/>
        </draw:connector>
        <draw:custom-shape draw:style-name="gr7" draw:text-style-name="P1" xml:id="id7" draw:id="id7" draw:layer="layout" svg:width="3.302cm" svg:height="15.91cm" svg:x="22.558cm" svg:y="3.759cm">
          <draw:glue-point draw:id="4" svg:x="-4.998cm" svg:y="-3.697cm"/>
          <draw:glue-point draw:id="5" svg:x="-4.998cm" svg:y="-2.011cm"/>
          <draw:glue-point draw:id="6" svg:x="-4.998cm" svg:y="1.818cm"/>
          <draw:glue-point draw:id="7" svg:x="-5cm" svg:y="-0.939cm"/>
          <draw:glue-point draw:id="8" svg:x="-5cm" svg:y="0.899cm"/>
          <text:p text:style-name="P2"><text:span text:style-name="T1">PostgreSQL</text:span><text:span text:style-name="T1"><text:line-break/></text:span><text:span text:style-name="T1"><text:line-break/></text:span><text:span text:style-name="T1">CPF data</text:span><text:span text:style-name="T1"><text:line-break/></text:span><text:span text:style-name="T1">user data</text:span><text:span text:style-name="T1"><text:line-break/></text:span><text:span text:style-name="T1">meta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9" draw:id="id9" draw:layer="layout" svg:width="5.344cm" svg:height="1.151cm" svg:x="13.38cm" svg:y="13.84cm">
          <text:p text:style-name="P2"><text:span text:style-name="T1">Controlled </text:span><text:span text:style-name="T1"><text:line-break/></text:span><text:span text:style-name="T1">vocabulary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12" draw:id="id12" draw:layer="layout" svg:width="3.693cm" svg:height="1.15cm" svg:x="7.613cm" svg:y="17.503cm">
          <text:p text:style-name="P2"><text:span text:style-name="T1">Name </text:span><text:span text:style-name="T1"><text:line-break/></text:span><text:span text:style-name="T1">string par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10" draw:id="id10" draw:layer="layout" svg:width="5.344cm" svg:height="1.151cm" svg:x="13.38cm" svg:y="15.759cm">
          <text:p text:style-name="P2"><text:span text:style-name="T1">SQL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11" draw:id="id11" draw:layer="layout" svg:width="3.566cm" svg:height="1.151cm" svg:x="3.303cm" svg:y="18.126cm">
          <text:p text:style-name="P2"><text:span text:style-name="T1">Date string</text:span><text:span text:style-name="T1"><text:line-break/></text:span><text:span text:style-name="T1">par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5" draw:id="id5" draw:layer="layout" svg:width="5.344cm" svg:height="1.151cm" svg:x="14.712cm" svg:y="8.093cm">
          <draw:glue-point draw:id="4" svg:x="-3.843cm" svg:y="-4.361cm"/>
          <text:p text:style-name="P2"><text:span text:style-name="T1">Reporting too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3" draw:id="id3" draw:layer="layout" svg:width="5.344cm" svg:height="7.211cm" svg:x="4.292cm" svg:y="9.128cm">
          <draw:glue-point draw:id="4" svg:x="5cm" svg:y="-3.276cm"/>
          <draw:glue-point draw:id="5" svg:x="5cm" svg:y="2.182cm"/>
          <draw:glue-point draw:id="6" svg:x="2.861cm" svg:y="5cm"/>
          <draw:glue-point draw:id="7" svg:x="5cm" svg:y="3.816cm"/>
          <draw:glue-point draw:id="8" svg:x="5cm" svg:y="-1.643cm"/>
          <text:p text:style-name="P2"><text:span text:style-name="T1">Application API</text:span><text:span text:style-name="T1"><text:line-break/></text:span><text:span text:style-name="T1"> </text:span><text:span text:style-name="T1"><text:line-break/></text:span><text:span text:style-name="T1">CPF data editing</text:span><text:span text:style-name="T1"><text:line-break/></text:span><text:span text:style-name="T1">HTML templating</text:span><text:span text:style-name="T1"><text:line-break/></text:span><text:span text:style-name="T1">Data serialization</text:span></text:p>
          <text:p text:style-name="P2"><text:span text:style-name="T1">Data exports</text:span><text:span text:style-name="T1"><text:line-break/></text:span><text:span text:style-name="T1">Dashboard</text:span><text:span text:style-name="T1"><text:line-break/></text:span><text:span text:style-name="T1">User session</text:span></text:p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4" draw:id="id4" draw:layer="layout" svg:width="5.344cm" svg:height="1.151cm" svg:x="15.663cm" svg:y="3.256cm">
          <text:p text:style-name="P2"><text:span text:style-name="T1">History Search Tool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6.665cm" svg:y1="7.809cm" svg:x2="6.964cm" svg:y2="9.128cm" draw:start-shape="id2" draw:start-glue-point="2" draw:end-shape="id3" draw:end-glue-point="0" svg:d="M6665 7809l299 1319" svg:viewBox="0 0 300 1320">
          <text:p/>
        </draw:connector>
        <draw:connector draw:style-name="gr6" draw:text-style-name="P1" draw:layer="layout" draw:type="line" svg:x1="9.79cm" svg:y1="7.398cm" svg:x2="15.663cm" svg:y2="3.831cm" draw:start-shape="id2" draw:start-glue-point="1" draw:end-shape="id4" draw:end-glue-point="3" svg:d="M9790 7398l5873-3567" svg:viewBox="0 0 5874 3568">
          <text:p/>
        </draw:connector>
        <draw:connector draw:style-name="gr6" draw:text-style-name="P1" draw:layer="layout" draw:type="line" svg:x1="9.79cm" svg:y1="7.399cm" svg:x2="14.712cm" svg:y2="8.668cm" draw:end-shape="id5" draw:end-glue-point="3" svg:d="M9790 7399l4922 1269" svg:viewBox="0 0 4923 1270">
          <text:p/>
        </draw:connector>
        <draw:connector draw:style-name="gr10" draw:text-style-name="P1" draw:layer="layout" draw:type="line" svg:x1="18.335cm" svg:y1="4.407cm" svg:x2="18.595cm" svg:y2="5.796cm" draw:start-shape="id4" draw:end-shape="id6" svg:d="M18335 4407l260 1389" svg:viewBox="0 0 261 1390">
          <text:p/>
        </draw:connector>
        <draw:connector draw:style-name="gr10" draw:text-style-name="P1" draw:layer="layout" draw:type="line" svg:x1="20.056cm" svg:y1="8.668cm" svg:x2="22.559cm" svg:y2="8.515cm" draw:start-shape="id5" draw:start-glue-point="1" draw:end-shape="id7" draw:end-glue-point="5" svg:d="M20056 8668l2503-153" svg:viewBox="0 0 2504 154">
          <text:p/>
        </draw:connector>
        <draw:connector draw:style-name="gr10" draw:text-style-name="P1" draw:layer="layout" draw:type="line" svg:x1="18.703cm" svg:y1="12.142cm" svg:x2="22.558cm" svg:y2="10.221cm" draw:start-shape="id8" draw:start-glue-point="1" draw:end-shape="id7" draw:end-glue-point="7" svg:d="M18703 12142l3855-1921" svg:viewBox="0 0 3856 1922">
          <text:p/>
        </draw:connector>
        <draw:connector draw:style-name="gr10" draw:text-style-name="P1" draw:layer="layout" draw:type="line" svg:x1="18.724cm" svg:y1="14.415cm" svg:x2="22.558cm" svg:y2="11.714cm" draw:start-shape="id9" draw:start-glue-point="1" draw:end-shape="id7" draw:end-glue-point="3" svg:d="M18724 14415l3834-2701" svg:viewBox="0 0 3835 2702">
          <text:p/>
        </draw:connector>
        <draw:connector draw:style-name="gr10" draw:text-style-name="P1" draw:layer="layout" draw:type="line" svg:x1="13.38cm" svg:y1="16.334cm" svg:x2="9.636cm" svg:y2="14.306cm" draw:start-shape="id10" draw:start-glue-point="3" draw:end-shape="id3" draw:end-glue-point="5" svg:d="M13380 16334l-3744-2028" svg:viewBox="0 0 3745 2029">
          <text:p/>
        </draw:connector>
        <draw:connector draw:style-name="gr10" draw:text-style-name="P1" draw:layer="layout" draw:type="line" svg:x1="18.724cm" svg:y1="16.334cm" svg:x2="22.558cm" svg:y2="13.144cm" draw:start-shape="id10" draw:start-glue-point="1" draw:end-shape="id7" draw:end-glue-point="8" svg:d="M18724 16334l3834-3190" svg:viewBox="0 0 3835 3191">
          <text:p/>
        </draw:connector>
        <draw:connector draw:style-name="gr10" draw:text-style-name="P1" draw:layer="layout" draw:type="line" svg:x1="6.964cm" svg:y1="16.339cm" svg:x2="5.086cm" svg:y2="18.126cm" draw:start-shape="id3" draw:start-glue-point="2" draw:end-shape="id11" draw:end-glue-point="0" svg:d="M6964 16339l-1878 1787" svg:viewBox="0 0 1879 1788">
          <text:p/>
        </draw:connector>
        <draw:connector draw:style-name="gr10" draw:text-style-name="P1" draw:layer="layout" draw:type="line" svg:x1="8.492cm" svg:y1="16.338cm" svg:x2="9.459cm" svg:y2="17.503cm" draw:start-shape="id3" draw:start-glue-point="6" draw:end-shape="id12" draw:end-glue-point="0" svg:d="M8492 16338l967 1165" svg:viewBox="0 0 968 1166">
          <text:p/>
        </draw:connector>
        <draw:connector draw:style-name="gr10" draw:text-style-name="P1" draw:layer="layout" draw:type="curve" svg:x1="13.38cm" svg:y1="14.415cm" svg:x2="9.636cm" svg:y2="12.733cm" draw:start-shape="id9" draw:end-shape="id3" draw:end-glue-point="1" svg:d="M13380 14415c-2808 0-936-1682-3744-1682" svg:viewBox="0 0 3745 1683">
          <text:p/>
        </draw:connector>
        <draw:connector draw:style-name="gr10" draw:text-style-name="P1" draw:layer="layout" draw:type="line" svg:x1="13.402cm" svg:y1="12.142cm" svg:x2="9.636cm" svg:y2="11.549cm" draw:start-shape="id8" draw:end-shape="id3" draw:end-glue-point="8" svg:d="M13402 12142l-3766-593" svg:viewBox="0 0 3767 594">
          <text:p/>
        </draw:connector>
        <draw:custom-shape draw:style-name="gr8" draw:text-style-name="P1" xml:id="id6" draw:id="id6" draw:layer="layout" svg:width="4.061cm" svg:height="0.748cm" svg:x="16.565cm" svg:y="5.796cm">
          <text:p text:style-name="P2"><text:span text:style-name="T1">Elastic Sear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draw:type="curve" svg:x1="22.559cm" svg:y1="5.833cm" svg:x2="20.626cm" svg:y2="6.17cm" draw:start-shape="id7" draw:start-glue-point="4" draw:end-shape="id6" draw:end-glue-point="1" svg:d="M22559 5833c-1450 0-484 337-1933 337" svg:viewBox="0 0 1934 338">
          <text:p/>
        </draw:connector>
        <draw:connector draw:style-name="gr6" draw:text-style-name="P1" draw:layer="layout" draw:type="line" svg:x1="5.524cm" svg:y1="3.47cm" svg:x2="5.826cm" svg:y2="4.496cm" draw:start-shape="id13" draw:start-glue-point="6" draw:end-shape="id1" draw:end-glue-point="0" svg:d="M5524 3470l302 1026" svg:viewBox="0 0 303 1027">
          <text:p/>
        </draw:connector>
        <draw:connector draw:style-name="gr6" draw:text-style-name="P1" draw:layer="layout" draw:type="line" svg:x1="18.335cm" svg:y1="3.256cm" svg:x2="18.906cm" svg:y2="1.761cm" draw:start-shape="id4" draw:start-glue-point="0" draw:end-shape="id14" draw:end-glue-point="12" svg:d="M18335 3256l571-1495" svg:viewBox="0 0 572 1496">
          <text:p/>
        </draw:connector>
        <draw:connector draw:style-name="gr6" draw:text-style-name="P1" draw:layer="layout" draw:type="curve" svg:x1="15.331cm" svg:y1="8.167cm" svg:x2="14.715cm" svg:y2="1.761cm" draw:start-shape="id5" draw:start-glue-point="4" draw:end-shape="id14" draw:end-glue-point="10" svg:d="M15331 8167c0-4860-616-1657-616-6406" svg:viewBox="0 0 617 6407">
          <text:p/>
        </draw:connector>
        <draw:connector draw:style-name="gr6" draw:text-style-name="P1" draw:layer="layout" draw:type="curve" svg:x1="9.636cm" svg:y1="10.371cm" svg:x2="14.08cm" svg:y2="1.761cm" draw:start-shape="id3" draw:start-glue-point="4" draw:end-shape="id14" draw:end-glue-point="11" svg:d="M9636 10371c2963 0 4444-2870 4444-8610" svg:viewBox="0 0 4445 8611">
          <text:p/>
        </draw:connector>
        <draw:custom-shape draw:style-name="gr12" draw:text-style-name="P1" xml:id="id14" draw:id="id14" draw:layer="layout" svg:width="16.872cm" svg:height="0.635cm" svg:x="4.172cm" svg:y="1.127cm">
          <draw:glue-point draw:id="4" svg:x="-4.183cm" svg:y="5.005cm"/>
          <draw:glue-point draw:id="5" svg:x="-2cm" svg:y="5.005cm"/>
          <draw:glue-point draw:id="6" svg:x="-0.946cm" svg:y="5.005cm"/>
          <draw:glue-point draw:id="7" svg:x="1.688cm" svg:y="5.005cm"/>
          <draw:glue-point draw:id="8" svg:x="-0.344cm" svg:y="5.005cm"/>
          <draw:glue-point draw:id="9" svg:x="0.483cm" svg:y="5.005cm"/>
          <draw:glue-point draw:id="10" svg:x="1.249cm" svg:y="5.007cm"/>
          <draw:glue-point draw:id="11" svg:x="0.873cm" svg:y="5.007cm"/>
          <draw:glue-point draw:id="12" svg:x="3.733cm" svg:y="5.007cm"/>
          <text:p text:style-name="P2"><text:span text:style-name="T1">User/web brow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draw:type="curve" svg:x1="11.012cm" svg:y1="1.761cm" svg:x2="5.898cm" svg:y2="2.778cm" draw:start-shape="id14" draw:start-glue-point="6" draw:end-shape="id13" draw:end-glue-point="0" svg:d="M11012 1761c0 763-5114 255-5114 1017" svg:viewBox="0 0 5115 1018">
          <text:p/>
        </draw:connector>
        <draw:custom-shape draw:style-name="gr5" draw:text-style-name="P1" xml:id="id15" draw:id="id15" draw:layer="layout" svg:width="5.344cm" svg:height="1.151cm" svg:x="13.38cm" svg:y="17.702cm">
          <text:p text:style-name="P2"><text:span text:style-name="T1">Author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draw:type="line" svg:x1="13.38cm" svg:y1="18.277cm" svg:x2="9.637cm" svg:y2="15.488cm" draw:start-shape="id15" draw:start-glue-point="3" svg:d="M13380 18277l-3743-2789" svg:viewBox="0 0 3744 2790">
          <text:p/>
        </draw:connector>
        <draw:connector draw:style-name="gr10" draw:text-style-name="P1" draw:layer="layout" draw:type="line" svg:x1="18.724cm" svg:y1="18.277cm" svg:x2="22.559cm" svg:y2="15.06cm" draw:start-shape="id15" draw:start-glue-point="1" svg:d="M18724 18277l3835-3217" svg:viewBox="0 0 3836 3218">
          <text:p/>
        </draw:connector>
        <draw:custom-shape draw:style-name="gr14" draw:text-style-name="P1" xml:id="id16" draw:id="id16" draw:layer="layout" svg:width="3.955cm" svg:height="0.889cm" svg:x="9.128cm" svg:y="2.778cm">
          <draw:glue-point draw:id="4" svg:x="-4.183cm" svg:y="5.005cm"/>
          <draw:glue-point draw:id="5" svg:x="-2cm" svg:y="5.005cm"/>
          <draw:glue-point draw:id="6" svg:x="-0.946cm" svg:y="5.005cm"/>
          <draw:glue-point draw:id="7" svg:x="1.688cm" svg:y="5.005cm"/>
          <draw:glue-point draw:id="8" svg:x="-0.344cm" svg:y="5.005cm"/>
          <draw:glue-point draw:id="9" svg:x="0.483cm" svg:y="5.005cm"/>
          <text:p text:style-name="P2"><text:span text:style-name="T1">Authent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draw:type="curve" svg:x1="12.028cm" svg:y1="1.761cm" svg:x2="11.105cm" svg:y2="2.778cm" draw:start-shape="id14" draw:start-glue-point="8" draw:end-shape="id16" draw:end-glue-point="0" svg:d="M12028 1761c0 762-923 254-923 1017" svg:viewBox="0 0 924 1018">
          <text:p/>
        </draw:connector>
        <draw:connector draw:style-name="gr6" draw:text-style-name="P1" draw:layer="layout" draw:type="curve" svg:x1="11.296cm" svg:y1="3.666cm" svg:x2="7.876cm" svg:y2="3.124cm" draw:start-shape="id16" draw:start-glue-point="9" draw:end-shape="id13" draw:end-glue-point="1" svg:d="M11296 3666c0 751-1398 626-2019 303s-464-845-1401-845" svg:viewBox="0 0 3421 1100">
          <text:p/>
        </draw:connector>
        <draw:custom-shape draw:style-name="gr15" draw:text-style-name="P1" draw:layer="layout" svg:width="25.94cm" svg:height="0.262cm" svg:x="1cm" svg:y="19.804cm"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23.402cm" svg:y1="1.998cm" svg:x2="24.889cm" svg:y2="1.99cm" svg:d="M23402 1998l1487-8" svg:viewBox="0 0 1488 9">
          <text:p/>
        </draw:connector>
        <draw:frame draw:style-name="gr16" draw:text-style-name="P3" draw:layer="layout" svg:width="4.511cm" svg:height="0.798cm" svg:x="21.555cm" svg:y="1.091cm">
          <draw:text-box>
            <text:p><text:span text:style-name="T2">unidirectional data</text:span></text:p>
          </draw:text-box>
        </draw:frame>
        <draw:connector draw:style-name="gr10" draw:text-style-name="P1" draw:layer="layout" draw:type="line" svg:x1="25.802cm" svg:y1="3.244cm" svg:x2="21.928cm" svg:y2="3.285cm" svg:d="M25802 3244l-3874 41" svg:viewBox="0 0 3875 42">
          <text:p/>
        </draw:connector>
        <draw:frame draw:style-name="gr16" draw:text-style-name="P3" draw:layer="layout" svg:width="4.236cm" svg:height="0.798cm" svg:x="21.828cm" svg:y="2.407cm">
          <draw:text-box>
            <text:p><text:span text:style-name="T2">bidirectional da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3T16:08:53.174691000</meta:creation-date>
    <dc:date>2015-08-14T15:07:49.706145000</dc:date>
    <meta:editing-duration>PT4H44M21S</meta:editing-duration>
    <meta:editing-cycles>25</meta:editing-cycles>
    <meta:generator>LibreOffice/4.3.6.2$MacOSX_x86 LibreOffice_project/d50a87b2e514536ed401c18000dad4660b6a169e</meta:generator>
    <meta:document-statistic meta:object-count="47"/>
  </office:meta>
</office:document-meta>
</file>